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8.574cm"/>
    </style:style>
    <style:style style:name="co4" style:family="table-column">
      <style:table-column-properties fo:break-before="auto" style:column-width="1.309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16.572cm"/>
    </style:style>
    <style:style style:name="co7" style:family="table-column">
      <style:table-column-properties fo:break-before="auto" style:column-width="16.461cm"/>
    </style:style>
    <style:style style:name="co8" style:family="table-column">
      <style:table-column-properties fo:break-before="auto" style:column-width="16.5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0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language="en" fo:country="GB" style:font-name-asian="Calibri" style:font-size-asian="10pt" style:language-asian="en" style:country-asian="US" style:font-name-complex="Times New Roman" style:font-size-complex="10pt" style:language-complex="ar" style:country-complex="SA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ce4" office:value-type="string">
            <text:p>Date</text:p>
          </table:table-cell>
          <table:table-cell table:style-name="ce6" office:value-type="string">
            <text:p>Week</text:p>
          </table:table-cell>
          <table:table-cell table:style-name="ce4" office:value-type="string">
            <text:p>Day</text:p>
          </table:table-cell>
          <table:table-cell table:style-name="ce1" office:value-type="string">
            <text:p>MSc Project Task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30<text:span text:style-name="T1">th</text:span> Mar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Sat</text:p>
          </table:table-cell>
          <table:table-cell office:value-type="string">
            <text:p>Read, make notes, and summarize from 2 paper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31<text:span text:style-name="T1">st</text:span> Mar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Sun</text:p>
          </table:table-cell>
          <table:table-cell office:value-type="string">
            <text:p>Read, make notes, and summarize from 3 papers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5" office:value-type="string">
            <text:p>1<text:span text:style-name="T1">st</text:span> Apr</text:p>
          </table:table-cell>
          <table:table-cell office:value-type="float" office:value="1">
            <text:p>1</text:p>
          </table:table-cell>
          <table:table-cell table:style-name="ce7" office:value-type="string">
            <text:p>Mon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5" office:value-type="string">
            <text:p>2<text:span text:style-name="T1">nd</text:span> Apr</text:p>
          </table:table-cell>
          <table:table-cell office:value-type="float" office:value="1">
            <text:p>1</text:p>
          </table:table-cell>
          <table:table-cell table:style-name="ce7" office:value-type="string">
            <text:p>Tues</text:p>
          </table:table-cell>
          <table:table-cell office:value-type="string">
            <text:p>Read, make notes, and summarize from 2 papers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>
            <text:p>MSc Project Tasks</text:p>
          </table:table-cell>
          <table:table-cell table:style-name="ce2"/>
          <table:table-cell/>
          <table:table-cell table:style-name="ce5" office:value-type="string">
            <text:p>3<text:span text:style-name="T1">rd</text:span> Apr</text:p>
          </table:table-cell>
          <table:table-cell office:value-type="float" office:value="1">
            <text:p>1</text:p>
          </table:table-cell>
          <table:table-cell table:style-name="ce5" office:value-type="string">
            <text:p>Wed</text:p>
          </table:table-cell>
          <table:table-cell office:value-type="string">
            <text:p>Presentation of initial background research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Research and summarise from 7 papers for grad project</text:p>
          </table:table-cell>
          <table:table-cell table:style-name="ce2" office:value-type="string">
            <text:p>2<text:span text:style-name="T1">nd</text:span> April</text:p>
          </table:table-cell>
          <table:table-cell/>
          <table:table-cell table:style-name="ce5" office:value-type="string">
            <text:p>4<text:span text:style-name="T1">th</text:span> Apr</text:p>
          </table:table-cell>
          <table:table-cell office:value-type="float" office:value="1">
            <text:p>1</text:p>
          </table:table-cell>
          <table:table-cell table:style-name="ce5" office:value-type="string">
            <text:p>Thur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esentation of initial background research</text:p>
          </table:table-cell>
          <table:table-cell table:style-name="ce2" office:value-type="string">
            <text:p>3<text:span text:style-name="T1">rd</text:span> April</text:p>
          </table:table-cell>
          <table:table-cell/>
          <table:table-cell table:style-name="ce5" office:value-type="string">
            <text:p>5<text:span text:style-name="T1">th</text:span> Apr</text:p>
          </table:table-cell>
          <table:table-cell office:value-type="float" office:value="1">
            <text:p>1</text:p>
          </table:table-cell>
          <table:table-cell table:style-name="ce7" office:value-type="string">
            <text:p>Fri</text:p>
          </table:table-cell>
          <table:table-cell office:value-type="string">
            <text:p>Print off 7 papers on CRFs/RNN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ind, print, and make notes from 5 papers on CRFs/RNNs</text:p>
          </table:table-cell>
          <table:table-cell table:style-name="ce2"/>
          <table:table-cell/>
          <table:table-cell table:style-name="ce5" office:value-type="string">
            <text:p>6<text:span text:style-name="T1">th</text:span> Apr</text:p>
          </table:table-cell>
          <table:table-cell office:value-type="float" office:value="1">
            <text:p>1</text:p>
          </table:table-cell>
          <table:table-cell table:style-name="ce7" office:value-type="string">
            <text:p>Sat</text:p>
          </table:table-cell>
          <table:table-cell office:value-type="string">
            <text:p>Make 2 week plan to presen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orthstar background research and note taking</text:p>
          </table:table-cell>
          <table:table-cell table:style-name="ce2"/>
          <table:table-cell/>
          <table:table-cell table:style-name="ce5" office:value-type="string">
            <text:p>7<text:span text:style-name="T1">th</text:span> Apr</text:p>
          </table:table-cell>
          <table:table-cell office:value-type="float" office:value="1">
            <text:p>1</text:p>
          </table:table-cell>
          <table:table-cell table:style-name="ce7" office:value-type="string">
            <text:p>Sun</text:p>
          </table:table-cell>
          <table:table-cell office:value-type="string">
            <text:p>Build IMU .py scripts (graph and cluster functions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ind, print, and make notes from 5 papers on time-series regression</text:p>
          </table:table-cell>
          <table:table-cell table:style-name="ce2"/>
          <table:table-cell/>
          <table:table-cell table:style-name="ce5" office:value-type="string">
            <text:p>8<text:span text:style-name="T1">th</text:span> Apr</text:p>
          </table:table-cell>
          <table:table-cell office:value-type="float" office:value="2">
            <text:p>2</text:p>
          </table:table-cell>
          <table:table-cell table:style-name="ce7" office:value-type="string">
            <text:p>Mon</text:p>
          </table:table-cell>
          <table:table-cell office:value-type="string">
            <text:p>Read / make notes from 1 pap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ype up notes thus far</text:p>
          </table:table-cell>
          <table:table-cell table:number-columns-repeated="2"/>
          <table:table-cell table:style-name="ce5" office:value-type="string">
            <text:p>9<text:span text:style-name="T1">th</text:span> Apr</text:p>
          </table:table-cell>
          <table:table-cell office:value-type="float" office:value="2">
            <text:p>2</text:p>
          </table:table-cell>
          <table:table-cell table:style-name="ce7" office:value-type="string">
            <text:p>Tues</text:p>
          </table:table-cell>
          <table:table-cell office:value-type="string">
            <text:p>Read / make notes from 1 paper</text:p>
          </table:table-cell>
          <table:table-cell office:value-type="string">
            <text:p>Read ML textbook, 19.0 – 19.6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5" office:value-type="string">
            <text:p>10<text:span text:style-name="T1">th</text:span> Apr</text:p>
          </table:table-cell>
          <table:table-cell office:value-type="float" office:value="2">
            <text:p>2</text:p>
          </table:table-cell>
          <table:table-cell table:style-name="ce5" office:value-type="string">
            <text:p>Wed</text:p>
          </table:table-cell>
          <table:table-cell office:value-type="string">
            <text:p>Go to meeting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5" office:value-type="string">
            <text:p>11<text:span text:style-name="T1">th</text:span> Apr</text:p>
          </table:table-cell>
          <table:table-cell office:value-type="float" office:value="2">
            <text:p>2</text:p>
          </table:table-cell>
          <table:table-cell table:style-name="ce5" office:value-type="string">
            <text:p>Thurs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>
            <text:p>12<text:span text:style-name="T1">th</text:span> Apr</text:p>
          </table:table-cell>
          <table:table-cell office:value-type="float" office:value="2">
            <text:p>2</text:p>
          </table:table-cell>
          <table:table-cell table:style-name="ce7" office:value-type="string">
            <text:p>Fri</text:p>
          </table:table-cell>
          <table:table-cell office:value-type="string">
            <text:p>Python: add supervised learning functionality to IMU datasets</text:p>
          </table:table-cell>
          <table:table-cell office:value-type="string">
            <text:p>Python: setup git repo for project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13<text:span text:style-name="T1">th</text:span> Apr</text:p>
          </table:table-cell>
          <table:table-cell office:value-type="float" office:value="2">
            <text:p>2</text:p>
          </table:table-cell>
          <table:table-cell table:style-name="ce7" office:value-type="string">
            <text:p>Sat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>
            <text:p>14<text:span text:style-name="T1">th</text:span> Apr</text:p>
          </table:table-cell>
          <table:table-cell office:value-type="float" office:value="2">
            <text:p>2</text:p>
          </table:table-cell>
          <table:table-cell table:style-name="ce7" office:value-type="string">
            <text:p>Sun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>
            <text:p>15<text:span text:style-name="T1">th</text:span> Apr</text:p>
          </table:table-cell>
          <table:table-cell office:value-type="float" office:value="3">
            <text:p>3</text:p>
          </table:table-cell>
          <table:table-cell table:style-name="ce7" office:value-type="string">
            <text:p>Mo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Project time</text:p>
          </table:table-cell>
          <table:table-cell table:style-name="ce1" office:value-type="string">
            <text:p>Project Tasks</text:p>
          </table:table-cell>
          <table:table-cell table:number-columns-repeated="2"/>
          <table:table-cell table:style-name="ce2" office:value-type="string">
            <text:p>16<text:span text:style-name="T1">th</text:span> Apr</text:p>
          </table:table-cell>
          <table:table-cell office:value-type="float" office:value="3">
            <text:p>3</text:p>
          </table:table-cell>
          <table:table-cell table:style-name="ce7" office:value-type="string">
            <text:p>Tues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>
            <text:p>17<text:span text:style-name="T1">th</text:span> Apr</text:p>
          </table:table-cell>
          <table:table-cell office:value-type="float" office:value="3">
            <text:p>3</text:p>
          </table:table-cell>
          <table:table-cell table:style-name="ce5" office:value-type="string">
            <text:p>Wed</text:p>
          </table:table-cell>
          <table:table-cell office:value-type="string">
            <text:p>Find further 5 papers relating to CRFs/RNNs and action/motion analysis</text:p>
          </table:table-cell>
          <table:table-cell office:value-type="string">
            <text:p>Create research papers folder and file previous paper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ind further 5 papers relating to CRFs/RNNs and action/motion analysis</text:p>
          </table:table-cell>
          <table:table-cell office:value-type="string">
            <text:p>17<text:span text:style-name="T1">th</text:span> Apr</text:p>
          </table:table-cell>
          <table:table-cell/>
          <table:table-cell table:style-name="ce2" office:value-type="string">
            <text:p>18<text:span text:style-name="T1">th</text:span> Apr</text:p>
          </table:table-cell>
          <table:table-cell office:value-type="float" office:value="3">
            <text:p>3</text:p>
          </table:table-cell>
          <table:table-cell table:style-name="ce5" office:value-type="string">
            <text:p>Thurs</text:p>
          </table:table-cell>
          <table:table-cell office:value-type="string">
            <text:p>Setup laptop for CUDA / TF GPU</text:p>
          </table:table-cell>
          <table:table-cell office:value-type="string">
            <text:p>Read and complete programs in 'Python ML', ch 1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reate research papers folder and file previous papers</text:p>
          </table:table-cell>
          <table:table-cell office:value-type="string">
            <text:p>17<text:span text:style-name="T1">th</text:span> Apr</text:p>
          </table:table-cell>
          <table:table-cell/>
          <table:table-cell table:style-name="ce2" office:value-type="string">
            <text:p>19<text:span text:style-name="T1">th</text:span> Apr</text:p>
          </table:table-cell>
          <table:table-cell office:value-type="float" office:value="3">
            <text:p>3</text:p>
          </table:table-cell>
          <table:table-cell table:style-name="ce7" office:value-type="string">
            <text:p>Fri</text:p>
          </table:table-cell>
          <table:table-cell office:value-type="string">
            <text:p>URL link review: “Overview of Conditional Random Fields”</text:p>
          </table:table-cell>
          <table:table-cell office:value-type="string">
            <text:p>URL link review: “Performing Sequence Labelling using CRF in Python”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etup laptop for CUDA / TF GPU</text:p>
          </table:table-cell>
          <table:table-cell office:value-type="string">
            <text:p>18<text:span text:style-name="T1">th</text:span> Apr</text:p>
          </table:table-cell>
          <table:table-cell/>
          <table:table-cell table:style-name="ce2" office:value-type="string">
            <text:p>20<text:span text:style-name="T1">th</text:span> Apr</text:p>
          </table:table-cell>
          <table:table-cell office:value-type="float" office:value="3">
            <text:p>3</text:p>
          </table:table-cell>
          <table:table-cell table:style-name="ce7" office:value-type="string">
            <text:p>Sat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ad and complete programs in 'Python ML', ch 16</text:p>
          </table:table-cell>
          <table:table-cell office:value-type="string">
            <text:p>18<text:span text:style-name="T1">th</text:span> Apr</text:p>
          </table:table-cell>
          <table:table-cell/>
          <table:table-cell table:style-name="ce2" office:value-type="string">
            <text:p>21<text:span text:style-name="T1">st</text:span> Apr</text:p>
          </table:table-cell>
          <table:table-cell office:value-type="float" office:value="3">
            <text:p>3</text:p>
          </table:table-cell>
          <table:table-cell table:style-name="ce7" office:value-type="string">
            <text:p>Sun</text:p>
          </table:table-cell>
          <table:table-cell table:number-columns-repeated="2" office:value-type="string">
            <text:p>URL link review: “Conditional Random Fields for Sequence Prediction”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URL link review: “Overview of Conditional Random Fields”</text:p>
          </table:table-cell>
          <table:table-cell office:value-type="string">
            <text:p>19<text:span text:style-name="T1">th</text:span> Apr</text:p>
          </table:table-cell>
          <table:table-cell/>
          <table:table-cell table:style-name="ce2" office:value-type="string">
            <text:p>22<text:span text:style-name="T1">nd</text:span> Apr</text:p>
          </table:table-cell>
          <table:table-cell office:value-type="float" office:value="4">
            <text:p>4</text:p>
          </table:table-cell>
          <table:table-cell table:style-name="ce7" office:value-type="string">
            <text:p>Mon</text:p>
          </table:table-cell>
          <table:table-cell table:style-name="ce2" office:value-type="string">
            <text:p>Make RNN / CRF presentation (2 slides each, 1 description, 1 usefulness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RL link review: “Performing Sequence Labelling using CRF in Python”</text:p>
          </table:table-cell>
          <table:table-cell office:value-type="string">
            <text:p>19<text:span text:style-name="T1">th</text:span> Apr</text:p>
          </table:table-cell>
          <table:table-cell/>
          <table:table-cell table:style-name="ce2" office:value-type="string">
            <text:p>23<text:span text:style-name="T1">rd</text:span> Apr</text:p>
          </table:table-cell>
          <table:table-cell office:value-type="float" office:value="4">
            <text:p>4</text:p>
          </table:table-cell>
          <table:table-cell table:style-name="ce7" office:value-type="string">
            <text:p>Tues</text:p>
          </table:table-cell>
          <table:table-cell office:value-type="string">
            <text:p>Print and file: 'Feature learning papers', 'Medical stuff', 'RNN stuff', 'CRF stuff'</text:p>
          </table:table-cell>
          <table:table-cell office:value-type="string">
            <text:p>Paper review: “Conditional Random Fields for Activity Recognition in Smart Environments”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URL link review: “Conditional Random Field Tutorial in PyTorch”</text:p>
          </table:table-cell>
          <table:table-cell office:value-type="string">
            <text:p>21<text:span text:style-name="T1">st</text:span> Apr</text:p>
          </table:table-cell>
          <table:table-cell/>
          <table:table-cell table:style-name="ce2" office:value-type="string">
            <text:p>24<text:span text:style-name="T1">th</text:span> Apr</text:p>
          </table:table-cell>
          <table:table-cell office:value-type="float" office:value="4">
            <text:p>4</text:p>
          </table:table-cell>
          <table:table-cell table:style-name="ce5" office:value-type="string">
            <text:p>Wed</text:p>
          </table:table-cell>
          <table:table-cell office:value-type="string">
            <text:p>Paper review: “Deep, Convolutional, and Recurrent Models for HAR using Wearables”</text:p>
          </table:table-cell>
          <table:table-cell office:value-type="string">
            <text:p>Do RNN / CRF presentatio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URL link review: “Conditional Random Fields for Sequence Prediction”</text:p>
          </table:table-cell>
          <table:table-cell office:value-type="string">
            <text:p>21<text:span text:style-name="T1">st</text:span> Apr</text:p>
          </table:table-cell>
          <table:table-cell/>
          <table:table-cell table:style-name="ce2" office:value-type="string">
            <text:p>25<text:span text:style-name="T1">th</text:span> Apr</text:p>
          </table:table-cell>
          <table:table-cell office:value-type="float" office:value="4">
            <text:p>4</text:p>
          </table:table-cell>
          <table:table-cell table:style-name="ce5" office:value-type="string">
            <text:p>Thurs</text:p>
          </table:table-cell>
          <table:table-cell office:value-type="string">
            <text:p>Go for 1-on-1 meeting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Make RNN / CRF presentation (2 slides each, 1 description, 1 usefulness)</text:p>
          </table:table-cell>
          <table:table-cell office:value-type="string">
            <text:p>22<text:span text:style-name="T1">nd</text:span> Apr</text:p>
          </table:table-cell>
          <table:table-cell/>
          <table:table-cell table:style-name="ce2" office:value-type="string">
            <text:p>26<text:span text:style-name="T1">th</text:span> Apr</text:p>
          </table:table-cell>
          <table:table-cell office:value-type="float" office:value="4">
            <text:p>4</text:p>
          </table:table-cell>
          <table:table-cell table:style-name="ce7" office:value-type="string">
            <text:p>Fri</text:p>
          </table:table-cell>
          <table:table-cell office:value-type="string">
            <text:p>Type up and make import points from: “Cond Random Fields: Prob Models for Sequencing”</text:p>
          </table:table-cell>
          <table:table-cell office:value-type="string">
            <text:p>Type up and make import points from: “CRFs as RNNs”</text:p>
          </table:table-cell>
          <table:table-cell table:style-name="ce3" office:value-type="string">
            <text:p><text:span text:style-name="T2">Paper review: </text:span><text:span text:style-name="T3">“Action Categorization with Modified Hidden Conditional Random Field”</text:span></text:p>
          </table:table-cell>
          <table:table-cell/>
        </table:table-row>
        <table:table-row table:style-name="ro2">
          <table:table-cell/>
          <table:table-cell office:value-type="string">
            <text:p>Print and file: 'Feature learning papers', 'Medical stuff', 'RNN stuff', 'CRF stuff'</text:p>
          </table:table-cell>
          <table:table-cell office:value-type="string">
            <text:p>23<text:span text:style-name="T1">rd</text:span> Apr</text:p>
          </table:table-cell>
          <table:table-cell/>
          <table:table-cell table:style-name="ce5" office:value-type="string">
            <text:p>27<text:span text:style-name="T1">th</text:span> Apr</text:p>
          </table:table-cell>
          <table:table-cell office:value-type="float" office:value="4">
            <text:p>4</text:p>
          </table:table-cell>
          <table:table-cell table:style-name="ce7" office:value-type="string">
            <text:p>Sat</text:p>
          </table:table-cell>
          <table:table-cell office:value-type="string">
            <text:p>Type up and make import points from: “CRFs for AR in Smart Environments”</text:p>
          </table:table-cell>
          <table:table-cell office:value-type="string">
            <text:p>Type up and make import points from: “Deep, Conv, and Recurrent Models for HAR using Wearables”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aper review: “Conditional Random Fields for Activity Recognition in Smart Environments”</text:p>
          </table:table-cell>
          <table:table-cell office:value-type="string">
            <text:p>23<text:span text:style-name="T1">rd</text:span> Apr</text:p>
          </table:table-cell>
          <table:table-cell/>
          <table:table-cell table:style-name="ce5" office:value-type="string">
            <text:p>28<text:span text:style-name="T1">th</text:span> Apr</text:p>
          </table:table-cell>
          <table:table-cell office:value-type="float" office:value="4">
            <text:p>4</text:p>
          </table:table-cell>
          <table:table-cell table:style-name="ce7" office:value-type="string">
            <text:p>Sun</text:p>
          </table:table-cell>
          <table:table-cell office:value-type="string">
            <text:p>Paper review: “Deep Recurrent NN for Mobile HAR with High Throughput”</text:p>
          </table:table-cell>
          <table:table-cell office:value-type="string">
            <text:p>Find, print, file, and make plan for papers regarding RNNs for HAR</text:p>
          </table:table-cell>
          <table:table-cell office:value-type="string">
            <text:p>Paper review: “Hidden CRFs for Gesture Recognition”</text:p>
          </table:table-cell>
          <table:table-cell/>
        </table:table-row>
        <table:table-row table:style-name="ro2">
          <table:table-cell/>
          <table:table-cell office:value-type="string">
            <text:p>Paper review: “Deep, Convolutional, and Recurrent Models for HAR using Wearables”</text:p>
          </table:table-cell>
          <table:table-cell office:value-type="string">
            <text:p>24<text:span text:style-name="T1">th</text:span> Apr</text:p>
          </table:table-cell>
          <table:table-cell/>
          <table:table-cell table:style-name="ce5" office:value-type="string">
            <text:p>29<text:span text:style-name="T1">th</text:span> Apr</text:p>
          </table:table-cell>
          <table:table-cell office:value-type="float" office:value="5">
            <text:p>5</text:p>
          </table:table-cell>
          <table:table-cell table:style-name="ce5" office:value-type="string">
            <text:p>Mo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 RNN / CRF presentation</text:p>
          </table:table-cell>
          <table:table-cell office:value-type="string">
            <text:p>24<text:span text:style-name="T1">th</text:span> Apr</text:p>
          </table:table-cell>
          <table:table-cell/>
          <table:table-cell table:style-name="ce5" office:value-type="string">
            <text:p>30<text:span text:style-name="T1">th</text:span> Apr</text:p>
          </table:table-cell>
          <table:table-cell office:value-type="float" office:value="5">
            <text:p>5</text:p>
          </table:table-cell>
          <table:table-cell table:style-name="ce7" office:value-type="string">
            <text:p>Tues</text:p>
          </table:table-cell>
          <table:table-cell office:value-type="string">
            <text:p>Paper review: “Hierarchical Recurrent Neural Network for Skeleton Based Action Recognition”</text:p>
          </table:table-cell>
          <table:table-cell office:value-type="string">
            <text:p>Programming: Download/setup suit data and create diffs plot functio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o for 1-on-1 meeting</text:p>
          </table:table-cell>
          <table:table-cell office:value-type="string">
            <text:p>25<text:span text:style-name="T1">th</text:span> Apr</text:p>
          </table:table-cell>
          <table:table-cell/>
          <table:table-cell table:style-name="ce2"/>
          <table:table-cell/>
          <table:table-cell table:style-name="ce2"/>
          <table:table-cell table:number-columns-repeated="4"/>
        </table:table-row>
        <table:table-row table:style-name="ro2">
          <table:table-cell/>
          <table:table-cell office:value-type="string">
            <text:p>Type up and make import points from: “Cond Random Fields: Prob Models for Sequencing”</text:p>
          </table:table-cell>
          <table:table-cell office:value-type="string">
            <text:p>26<text:span text:style-name="T1">th</text:span> Apr</text:p>
          </table:table-cell>
          <table:table-cell/>
          <table:table-cell table:style-name="ce2" office:value-type="string">
            <text:p>1<text:span text:style-name="T1">st</text:span> May</text:p>
          </table:table-cell>
          <table:table-cell office:value-type="float" office:value="5">
            <text:p>5</text:p>
          </table:table-cell>
          <table:table-cell table:style-name="ce5" office:value-type="string">
            <text:p>Wed</text:p>
          </table:table-cell>
          <table:table-cell office:value-type="string">
            <text:p>Paper review: “Continuous Conditional Random Fields for Regression in Remote Sensing”</text:p>
          </table:table-cell>
          <table:table-cell office:value-type="string">
            <text:p>Programming: add function to extract statistical features of joint files + print results to separate .csv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ype up and make import points from: “CRFs as RNNs”</text:p>
          </table:table-cell>
          <table:table-cell office:value-type="string">
            <text:p>26<text:span text:style-name="T1">th</text:span> Apr</text:p>
          </table:table-cell>
          <table:table-cell/>
          <table:table-cell table:style-name="ce2" office:value-type="string">
            <text:p>2<text:span text:style-name="T1">nd</text:span> May</text:p>
          </table:table-cell>
          <table:table-cell office:value-type="float" office:value="5">
            <text:p>5</text:p>
          </table:table-cell>
          <table:table-cell table:style-name="ce5" office:value-type="string">
            <text:p>Thurs</text:p>
          </table:table-cell>
          <table:table-cell table:style-name="ce3" office:value-type="string">
            <text:p><text:span text:style-name="T2">Type up and make import points from: </text:span><text:span text:style-name="T3">“Action Categorization with Modified Hidden CRF”</text:span></text:p>
          </table:table-cell>
          <table:table-cell office:value-type="string">
            <text:p>Programming: create extract/dynamic visualisation functions for all-data files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<text:span text:style-name="T2">Paper review: </text:span><text:span text:style-name="T3">“Action Categorization with Modified Hidden Conditional Random Field”</text:span></text:p>
          </table:table-cell>
          <table:table-cell office:value-type="string">
            <text:p>26<text:span text:style-name="T1">th</text:span> Apr</text:p>
          </table:table-cell>
          <table:table-cell/>
          <table:table-cell table:style-name="ce2" office:value-type="string">
            <text:p>3<text:span text:style-name="T1">rd</text:span> May</text:p>
          </table:table-cell>
          <table:table-cell office:value-type="float" office:value="5">
            <text:p>5</text:p>
          </table:table-cell>
          <table:table-cell table:style-name="ce7" office:value-type="string">
            <text:p>Fri</text:p>
          </table:table-cell>
          <table:table-cell office:value-type="string">
            <text:p>Programming: setup classes for different file types, comment all code, and commi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ype up and make import points from: “CRFs for AR in Smart Environments”</text:p>
          </table:table-cell>
          <table:table-cell office:value-type="string">
            <text:p>27<text:span text:style-name="T1">th</text:span> Apr</text:p>
          </table:table-cell>
          <table:table-cell/>
          <table:table-cell table:style-name="ce2" office:value-type="string">
            <text:p>4<text:span text:style-name="T1">th</text:span> May</text:p>
          </table:table-cell>
          <table:table-cell office:value-type="float" office:value="5">
            <text:p>5</text:p>
          </table:table-cell>
          <table:table-cell table:style-name="ce7" office:value-type="string">
            <text:p>Sat</text:p>
          </table:table-cell>
          <table:table-cell office:value-type="string">
            <text:p>Programming: create AD function for accel/magnet/position statistical analysis</text:p>
          </table:table-cell>
          <table:table-cell office:value-type="string">
            <text:p><text:span text:style-name="T2">Type up and make import points from:</text:span> “Deep Recurrent NN for Mobile HAR with High Throughput”</text:p>
          </table:table-cell>
          <table:table-cell office:value-type="string">
            <text:p><text:span text:style-name="T2">Type up and make import points from</text:span>: “Hidden CRFs for Gesture Recognition”</text:p>
          </table:table-cell>
          <table:table-cell/>
        </table:table-row>
        <table:table-row table:style-name="ro2">
          <table:table-cell/>
          <table:table-cell office:value-type="string">
            <text:p>Type up and make import points from: “Deep, Conv, and Recurrent Models for HAR using Wearables”</text:p>
          </table:table-cell>
          <table:table-cell office:value-type="string">
            <text:p>27<text:span text:style-name="T1">th</text:span> Apr</text:p>
          </table:table-cell>
          <table:table-cell/>
          <table:table-cell table:style-name="ce2" office:value-type="string">
            <text:p>5<text:span text:style-name="T1">th</text:span> May</text:p>
          </table:table-cell>
          <table:table-cell office:value-type="float" office:value="5">
            <text:p>5</text:p>
          </table:table-cell>
          <table:table-cell table:style-name="ce7" office:value-type="string">
            <text:p>Sun</text:p>
          </table:table-cell>
          <table:table-cell office:value-type="string">
            <text:p>Programming: add to DC init function (inc extract table to .csv and read in, and passing to JA objects)</text:p>
          </table:table-cell>
          <table:table-cell office:value-type="string">
            <text:p>Programming: add Fourier analysis functionality to statistical extraction for AD class (veloc+accel)</text:p>
          </table:table-cell>
          <table:table-cell office:value-type="string">
            <text:p><text:span text:style-name="T2">Type up and make import points from</text:span>: “Hierarchical Recurrent Neural Network for Skeleton Based AR”</text:p>
          </table:table-cell>
          <table:table-cell/>
        </table:table-row>
        <table:table-row table:style-name="ro2">
          <table:table-cell/>
          <table:table-cell office:value-type="string">
            <text:p>Paper review: “Deep Recurrent NN for Mobile HAR with High Throughput”</text:p>
          </table:table-cell>
          <table:table-cell office:value-type="string">
            <text:p>28<text:span text:style-name="T1">th</text:span> Apr</text:p>
          </table:table-cell>
          <table:table-cell/>
          <table:table-cell table:style-name="ce2" office:value-type="string">
            <text:p>6<text:span text:style-name="T1">th</text:span> May</text:p>
          </table:table-cell>
          <table:table-cell office:value-type="float" office:value="6">
            <text:p>6</text:p>
          </table:table-cell>
          <table:table-cell table:style-name="ce5" office:value-type="string">
            <text:p>Mon</text:p>
          </table:table-cell>
          <table:table-cell office:value-type="string">
            <text:p><text:span text:style-name="T2">Type up and make import points from</text:span>: “Continuous CRFs for Regression in Remote Sensing”</text:p>
          </table:table-cell>
          <table:table-cell office:value-type="string">
            <text:p>Make presentation of 2 weeks inc: suit data format, .py script, next step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ind, print, file, and make plan for papers regarding RNNs for HAR</text:p>
          </table:table-cell>
          <table:table-cell office:value-type="string">
            <text:p>28<text:span text:style-name="T1">th</text:span> Apr</text:p>
          </table:table-cell>
          <table:table-cell/>
          <table:table-cell table:style-name="ce2" office:value-type="string">
            <text:p>7<text:span text:style-name="T1">th</text:span> May</text:p>
          </table:table-cell>
          <table:table-cell office:value-type="float" office:value="6">
            <text:p>6</text:p>
          </table:table-cell>
          <table:table-cell table:style-name="ce7" office:value-type="string">
            <text:p>Tues</text:p>
          </table:table-cell>
          <table:table-cell office:value-type="string">
            <text:p>Program: swap order of col label to be: measure, feature, axis, stat</text:p>
          </table:table-cell>
          <table:table-cell office:value-type="string">
            <text:p>Program: create dict mapping from measure name to seg/joint/sens names</text:p>
          </table:table-cell>
          <table:table-cell office:value-type="string">
            <text:p>Program: add command line functionality and arguments</text:p>
          </table:table-cell>
          <table:table-cell office:value-type="string">
            <text:p>Program: fix crashes-on-close problem with pyplot windows</text:p>
          </table:table-cell>
        </table:table-row>
        <table:table-row table:style-name="ro2">
          <table:table-cell/>
          <table:table-cell office:value-type="string">
            <text:p>Paper review: “Hidden CRFs for Gesture Recognition”</text:p>
          </table:table-cell>
          <table:table-cell office:value-type="string">
            <text:p>28<text:span text:style-name="T1">th</text:span> Apr</text:p>
          </table:table-cell>
          <table:table-cell/>
          <table:table-cell table:style-name="ce2" office:value-type="string">
            <text:p>8<text:span text:style-name="T1">th</text:span> May</text:p>
          </table:table-cell>
          <table:table-cell office:value-type="float" office:value="6">
            <text:p>6</text:p>
          </table:table-cell>
          <table:table-cell table:style-name="ce5" office:value-type="string">
            <text:p>Wed</text:p>
          </table:table-cell>
          <table:table-cell office:value-type="string">
            <text:p>Go to group meetin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per review: “Hierarchical Recurrent Neural Network for Skeleton Based Action Recognition”</text:p>
          </table:table-cell>
          <table:table-cell office:value-type="string">
            <text:p>30<text:span text:style-name="T1">th</text:span> Apr</text:p>
          </table:table-cell>
          <table:table-cell/>
          <table:table-cell table:style-name="ce2" office:value-type="string">
            <text:p>9<text:span text:style-name="T1">th</text:span> May</text:p>
          </table:table-cell>
          <table:table-cell office:value-type="float" office:value="6">
            <text:p>6</text:p>
          </table:table-cell>
          <table:table-cell table:style-name="ce5" office:value-type="string">
            <text:p>Thurs</text:p>
          </table:table-cell>
          <table:table-cell office:value-type="string">
            <text:p>Add name of file to output col (i.e. one col for if HC or D file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ogramming: Download/setup suit data and create diffs plot function</text:p>
          </table:table-cell>
          <table:table-cell office:value-type="string">
            <text:p>30<text:span text:style-name="T1">th</text:span> Apr</text:p>
          </table:table-cell>
          <table:table-cell/>
          <table:table-cell table:style-name="ce2" office:value-type="string">
            <text:p>10<text:span text:style-name="T1">th</text:span> May</text:p>
          </table:table-cell>
          <table:table-cell office:value-type="float" office:value="6">
            <text:p>6</text:p>
          </table:table-cell>
          <table:table-cell table:style-name="ce7" office:value-type="string">
            <text:p>Fri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per review: “Continuous Conditional Random Fields for Regression in Remote Sensing”</text:p>
          </table:table-cell>
          <table:table-cell office:value-type="string">
            <text:p>1<text:span text:style-name="T1">st</text:span> May</text:p>
          </table:table-cell>
          <table:table-cell/>
          <table:table-cell table:style-name="ce2" office:value-type="string">
            <text:p>11<text:span text:style-name="T1">th</text:span> May</text:p>
          </table:table-cell>
          <table:table-cell office:value-type="float" office:value="6">
            <text:p>6</text:p>
          </table:table-cell>
          <table:table-cell table:style-name="ce7" office:value-type="string">
            <text:p>Sat</text:p>
          </table:table-cell>
          <table:table-cell office:value-type="string">
            <text:p>Add option to 'split up the input JA/AD file w/ 'HC'/'D' labels into numerous files w/ same label</text:p>
          </table:table-cell>
          <table:table-cell office:value-type="string">
            <text:p>Add function that checks for behaviour abnormality over all features for each file writte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rogramming: add function to extract statistical features of joint files + print results to separate .csv</text:p>
          </table:table-cell>
          <table:table-cell office:value-type="string">
            <text:p>1<text:span text:style-name="T1">st</text:span> May</text:p>
          </table:table-cell>
          <table:table-cell/>
          <table:table-cell table:style-name="ce2" office:value-type="string">
            <text:p>12<text:span text:style-name="T1">th</text:span> May</text:p>
          </table:table-cell>
          <table:table-cell office:value-type="float" office:value="6">
            <text:p>6</text:p>
          </table:table-cell>
          <table:table-cell table:style-name="ce7" office:value-type="string">
            <text:p>Sun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>
            <text:p><text:span text:style-name="T2">Type up and make import points from: </text:span><text:span text:style-name="T3">“Action Categorization with Modified Hidden CRF”</text:span></text:p>
          </table:table-cell>
          <table:table-cell office:value-type="string">
            <text:p>2<text:span text:style-name="T1">nd</text:span> May</text:p>
          </table:table-cell>
          <table:table-cell/>
          <table:table-cell table:style-name="ce2" office:value-type="string">
            <text:p>13<text:span text:style-name="T1">th</text:span> May</text:p>
          </table:table-cell>
          <table:table-cell office:value-type="float" office:value="7">
            <text:p>7</text:p>
          </table:table-cell>
          <table:table-cell table:style-name="ce5" office:value-type="string">
            <text:p>Mon</text:p>
          </table:table-cell>
          <table:table-cell office:value-type="string">
            <text:p>Implement 'extract_stat_features' function to be called by write_stats by both classes including all stat functions</text:p>
          </table:table-cell>
          <table:table-cell office:value-type="string">
            <text:p>Implement function to extract JA .mat files to .csv</text:p>
          </table:table-cell>
          <table:table-cell office:value-type="string">
            <text:p>Add other stat features (see paper for full list of features to additionally include)</text:p>
          </table:table-cell>
          <table:table-cell office:value-type="string">
            <text:p>Make display 3D pos plot run in real-time</text:p>
          </table:table-cell>
        </table:table-row>
        <table:table-row table:style-name="ro2">
          <table:table-cell/>
          <table:table-cell office:value-type="string">
            <text:p>Programming: create extract/dynamic visualisation functions for all-data files</text:p>
          </table:table-cell>
          <table:table-cell office:value-type="string">
            <text:p>2<text:span text:style-name="T1">nd</text:span> May</text:p>
          </table:table-cell>
          <table:table-cell/>
          <table:table-cell table:style-name="ce2" office:value-type="string">
            <text:p>14<text:span text:style-name="T1">th</text:span> May</text:p>
          </table:table-cell>
          <table:table-cell office:value-type="float" office:value="7">
            <text:p>7</text:p>
          </table:table-cell>
          <table:table-cell table:style-name="ce7" office:value-type="string">
            <text:p>Tues</text:p>
          </table:table-cell>
          <table:table-cell office:value-type="string">
            <text:p>Implement basic RNN model with .csv output fil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ogramming: setup classes for different file types, comment all code, and commit</text:p>
          </table:table-cell>
          <table:table-cell office:value-type="string">
            <text:p>3<text:span text:style-name="T1">rd</text:span> May</text:p>
          </table:table-cell>
          <table:table-cell/>
          <table:table-cell table:style-name="ce2" office:value-type="string">
            <text:p>15<text:span text:style-name="T1">th</text:span> May</text:p>
          </table:table-cell>
          <table:table-cell office:value-type="float" office:value="7">
            <text:p>7</text:p>
          </table:table-cell>
          <table:table-cell table:style-name="ce5" office:value-type="string">
            <text:p>Wed</text:p>
          </table:table-cell>
          <table:table-cell office:value-type="string">
            <text:p>Group meetin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ogramming: create AD function for accel/magnet/position statistical analysis</text:p>
          </table:table-cell>
          <table:table-cell office:value-type="string">
            <text:p>4<text:span text:style-name="T1">th</text:span> May</text:p>
          </table:table-cell>
          <table:table-cell/>
          <table:table-cell table:style-name="ce2" office:value-type="string">
            <text:p>16<text:span text:style-name="T1">th</text:span> May</text:p>
          </table:table-cell>
          <table:table-cell office:value-type="float" office:value="7">
            <text:p>7</text:p>
          </table:table-cell>
          <table:table-cell table:style-name="ce5" office:value-type="string">
            <text:p>Thur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<text:span text:style-name="T2">Type up and make import points from:</text:span> “Deep Recurrent NN for Mobile HAR with High Throughput”</text:p>
          </table:table-cell>
          <table:table-cell office:value-type="string">
            <text:p>4<text:span text:style-name="T1">th</text:span> May</text:p>
          </table:table-cell>
          <table:table-cell/>
          <table:table-cell table:style-name="ce2" office:value-type="string">
            <text:p>17<text:span text:style-name="T1">th</text:span> May</text:p>
          </table:table-cell>
          <table:table-cell office:value-type="float" office:value="7">
            <text:p>7</text:p>
          </table:table-cell>
          <table:table-cell table:style-name="ce7" office:value-type="string">
            <text:p>Fri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<text:span text:style-name="T2">Type up and make import points from</text:span>: “Hidden CRFs for Gesture Recognition”</text:p>
          </table:table-cell>
          <table:table-cell office:value-type="string">
            <text:p>4<text:span text:style-name="T1">th</text:span> May</text:p>
          </table:table-cell>
          <table:table-cell/>
          <table:table-cell table:style-name="ce2" office:value-type="string">
            <text:p>18<text:span text:style-name="T1">th</text:span> May</text:p>
          </table:table-cell>
          <table:table-cell office:value-type="float" office:value="7">
            <text:p>7</text:p>
          </table:table-cell>
          <table:table-cell table:style-name="ce7" office:value-type="string">
            <text:p>Sat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ogramming: add to DC init function (inc extract table to .csv and read in, and passing to JA objects)</text:p>
          </table:table-cell>
          <table:table-cell office:value-type="string">
            <text:p>5<text:span text:style-name="T1">th</text:span> May</text:p>
          </table:table-cell>
          <table:table-cell/>
          <table:table-cell table:style-name="ce2" office:value-type="string">
            <text:p>19<text:span text:style-name="T1">th</text:span> May</text:p>
          </table:table-cell>
          <table:table-cell office:value-type="float" office:value="7">
            <text:p>7</text:p>
          </table:table-cell>
          <table:table-cell table:style-name="ce7" office:value-type="string">
            <text:p>Su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ogramming: add Fourier analysis functionality to statistical extraction for AD class (veloc+accel)</text:p>
          </table:table-cell>
          <table:table-cell office:value-type="string">
            <text:p>5<text:span text:style-name="T1">th</text:span> May</text:p>
          </table:table-cell>
          <table:table-cell/>
          <table:table-cell table:style-name="ce2" office:value-type="string">
            <text:p>20<text:span text:style-name="T1">th</text:span> May</text:p>
          </table:table-cell>
          <table:table-cell office:value-type="float" office:value="8">
            <text:p>8</text:p>
          </table:table-cell>
          <table:table-cell table:style-name="ce5" office:value-type="string">
            <text:p>Mo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<text:span text:style-name="T2">Type up and make import points from</text:span>: “Hierarchical Recurrent Neural Network for Skeleton Based AR”</text:p>
          </table:table-cell>
          <table:table-cell office:value-type="string">
            <text:p>5<text:span text:style-name="T1">th</text:span> May</text:p>
          </table:table-cell>
          <table:table-cell/>
          <table:table-cell table:style-name="ce2" office:value-type="string">
            <text:p>21<text:span text:style-name="T1">st</text:span> May</text:p>
          </table:table-cell>
          <table:table-cell office:value-type="float" office:value="8">
            <text:p>8</text:p>
          </table:table-cell>
          <table:table-cell table:style-name="ce7" office:value-type="string">
            <text:p>Tue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<text:span text:style-name="T2">Type up and make import points from</text:span>: “Continuous CRFs for Regression in Remote Sensing”</text:p>
          </table:table-cell>
          <table:table-cell office:value-type="string">
            <text:p>6<text:span text:style-name="T1">th</text:span> May</text:p>
          </table:table-cell>
          <table:table-cell/>
          <table:table-cell table:style-name="ce2" office:value-type="string">
            <text:p>22<text:span text:style-name="T1">nd</text:span> May</text:p>
          </table:table-cell>
          <table:table-cell office:value-type="float" office:value="8">
            <text:p>8</text:p>
          </table:table-cell>
          <table:table-cell table:style-name="ce5" office:value-type="string">
            <text:p>Wed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ake presentation of 2 weeks inc: suit data format, .py script, next steps</text:p>
          </table:table-cell>
          <table:table-cell office:value-type="string">
            <text:p>6<text:span text:style-name="T1">th</text:span> May</text:p>
          </table:table-cell>
          <table:table-cell/>
          <table:table-cell table:style-name="ce2" office:value-type="string">
            <text:p>23<text:span text:style-name="T1">rd</text:span> May</text:p>
          </table:table-cell>
          <table:table-cell office:value-type="float" office:value="8">
            <text:p>8</text:p>
          </table:table-cell>
          <table:table-cell table:style-name="ce5" office:value-type="string">
            <text:p>Thur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ogram: swap order of col label to be: measure, feature, axis, stat</text:p>
          </table:table-cell>
          <table:table-cell office:value-type="string">
            <text:p>7<text:span text:style-name="T1">th</text:span> May</text:p>
          </table:table-cell>
          <table:table-cell/>
          <table:table-cell table:style-name="ce2" office:value-type="string">
            <text:p>24<text:span text:style-name="T1">th</text:span> May</text:p>
          </table:table-cell>
          <table:table-cell office:value-type="float" office:value="8">
            <text:p>8</text:p>
          </table:table-cell>
          <table:table-cell table:style-name="ce7" office:value-type="string">
            <text:p>Fri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ogram: create dict mapping from measure name to seg/joint/sens names</text:p>
          </table:table-cell>
          <table:table-cell office:value-type="string">
            <text:p>7<text:span text:style-name="T1">th</text:span> May</text:p>
          </table:table-cell>
          <table:table-cell/>
          <table:table-cell table:style-name="ce2" office:value-type="string">
            <text:p>25<text:span text:style-name="T1">th</text:span> May</text:p>
          </table:table-cell>
          <table:table-cell office:value-type="float" office:value="8">
            <text:p>8</text:p>
          </table:table-cell>
          <table:table-cell table:style-name="ce7" office:value-type="string">
            <text:p>Sat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ogram: add command line functionality and arguments</text:p>
          </table:table-cell>
          <table:table-cell office:value-type="string">
            <text:p>7<text:span text:style-name="T1">th</text:span> May</text:p>
          </table:table-cell>
          <table:table-cell/>
          <table:table-cell table:style-name="ce2" office:value-type="string">
            <text:p>26<text:span text:style-name="T1">th</text:span> May</text:p>
          </table:table-cell>
          <table:table-cell office:value-type="float" office:value="8">
            <text:p>8</text:p>
          </table:table-cell>
          <table:table-cell table:style-name="ce7" office:value-type="string">
            <text:p>Su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ogram: fix crashes-on-close problem with pyplot windows</text:p>
          </table:table-cell>
          <table:table-cell office:value-type="string">
            <text:p>7<text:span text:style-name="T1">th</text:span> May</text:p>
          </table:table-cell>
          <table:table-cell/>
          <table:table-cell table:style-name="ce2" office:value-type="string">
            <text:p>27<text:span text:style-name="T1">th</text:span> May</text:p>
          </table:table-cell>
          <table:table-cell office:value-type="float" office:value="9">
            <text:p>9</text:p>
          </table:table-cell>
          <table:table-cell table:style-name="ce5" office:value-type="string">
            <text:p>Mo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o to group meeting</text:p>
          </table:table-cell>
          <table:table-cell office:value-type="string">
            <text:p>8<text:span text:style-name="T1">th</text:span> May</text:p>
          </table:table-cell>
          <table:table-cell/>
          <table:table-cell table:style-name="ce2" office:value-type="string">
            <text:p>28<text:span text:style-name="T1">th</text:span> May</text:p>
          </table:table-cell>
          <table:table-cell office:value-type="float" office:value="9">
            <text:p>9</text:p>
          </table:table-cell>
          <table:table-cell table:style-name="ce7" office:value-type="string">
            <text:p>Tue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d name of file to output col (i.e. one col for if HC or D file)</text:p>
          </table:table-cell>
          <table:table-cell office:value-type="string">
            <text:p>9<text:span text:style-name="T1">th</text:span> May</text:p>
          </table:table-cell>
          <table:table-cell/>
          <table:table-cell table:style-name="ce2" office:value-type="string">
            <text:p>29<text:span text:style-name="T1">th</text:span> May</text:p>
          </table:table-cell>
          <table:table-cell office:value-type="float" office:value="9">
            <text:p>9</text:p>
          </table:table-cell>
          <table:table-cell table:style-name="ce5" office:value-type="string">
            <text:p>Wed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d option to 'split up the input JA/AD file w/ 'HC'/'D' labels into numerous files w/ same label</text:p>
          </table:table-cell>
          <table:table-cell office:value-type="string">
            <text:p>11<text:span text:style-name="T1">th</text:span> May</text:p>
          </table:table-cell>
          <table:table-cell/>
          <table:table-cell table:style-name="ce2" office:value-type="string">
            <text:p>30<text:span text:style-name="T1">th</text:span> May</text:p>
          </table:table-cell>
          <table:table-cell office:value-type="float" office:value="9">
            <text:p>9</text:p>
          </table:table-cell>
          <table:table-cell table:style-name="ce5" office:value-type="string">
            <text:p>Thur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d function that checks for behaviour abnormality over all features for each file written</text:p>
          </table:table-cell>
          <table:table-cell office:value-type="string">
            <text:p>11<text:span text:style-name="T1">th</text:span> May</text:p>
          </table:table-cell>
          <table:table-cell/>
          <table:table-cell table:style-name="ce2" office:value-type="string">
            <text:p>31<text:span text:style-name="T1">st</text:span> May</text:p>
          </table:table-cell>
          <table:table-cell office:value-type="float" office:value="9">
            <text:p>9</text:p>
          </table:table-cell>
          <table:table-cell table:style-name="ce7" office:value-type="string">
            <text:p>Fri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mplement 'extract_stat_features' function to be called by write_stats by both classes including all stat functions</text:p>
          </table:table-cell>
          <table:table-cell office:value-type="string">
            <text:p>13<text:span text:style-name="T1">th</text:span> May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/>
          <table:table-cell office:value-type="string">
            <text:p>Implement function to extract JA .mat files to .csv</text:p>
          </table:table-cell>
          <table:table-cell office:value-type="string">
            <text:p>13<text:span text:style-name="T1">th</text:span> May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/>
          <table:table-cell office:value-type="string">
            <text:p>Add other stat features (see paper for full list of features to additionally include)</text:p>
          </table:table-cell>
          <table:table-cell office:value-type="string">
            <text:p>13<text:span text:style-name="T1">th</text:span> May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/>
          <table:table-cell office:value-type="string">
            <text:p>Make display 3D pos plot run in real-time</text:p>
          </table:table-cell>
          <table:table-cell office:value-type="string">
            <text:p>13<text:span text:style-name="T1">th</text:span> May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/>
          <table:table-cell office:value-type="string">
            <text:p>Implement basic RNN model with .csv output file</text:p>
          </table:table-cell>
          <table:table-cell office:value-type="string">
            <text:p>14<text:span text:style-name="T1">th</text:span> May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15<text:span text:style-name="T1">th</text:span> May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5"/>
        </table:table-row>
        <table:table-row table:style-name="ro2">
          <table:table-cell/>
          <table:table-cell table:style-name="ce1" office:value-type="string">
            <text:p>Week Plan: 13<text:span text:style-name="T1">th</text:span> May - 19<text:span text:style-name="T1">th</text:span> May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2">
          <table:table-cell office:value-type="string">
            <text:p>16<text:span text:style-name="T1">th</text:span> May</text:p>
          </table:table-cell>
          <table:table-cell office:value-type="string">
            <text:p>Paper review + type: “Differential RNNs for Action Recognition”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office:value-type="string">
            <text:p>16<text:span text:style-name="T1">th</text:span> May</text:p>
          </table:table-cell>
          <table:table-cell office:value-type="string">
            <text:p>Paper review + type: “Long-term Recurrent Convolutional Networks for Visual Recognition and Description”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office:value-type="string">
            <text:p>16<text:span text:style-name="T1">th</text:span> May</text:p>
          </table:table-cell>
          <table:table-cell office:value-type="string">
            <text:p>Adapt RNN to predict north star scores as alternative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office:value-type="string">
            <text:p>16<text:span text:style-name="T1">th</text:span> May</text:p>
          </table:table-cell>
          <table:table-cell office:value-type="string">
            <text:p>Edit RNN layout, comment everything, and commit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office:value-type="string">
            <text:p>17<text:span text:style-name="T1">th</text:span> May</text:p>
          </table:table-cell>
          <table:table-cell office:value-type="string">
            <text:p>Paper review + type: “Spatio-Temporal LSTM with Trust Gates for 3D HAR”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office:value-type="string">
            <text:p>17<text:span text:style-name="T1">th</text:span> May</text:p>
          </table:table-cell>
          <table:table-cell office:value-type="string">
            <text:p>Create 'basic_rnn_v2.py' that takes in stat features instead of raw joint angles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office:value-type="string">
            <text:p>18<text:span text:style-name="T1">th</text:span> May</text:p>
          </table:table-cell>
          <table:table-cell table:style-name="ce3" office:value-type="string">
            <text:p><text:span text:style-name="T2">Paper review + type: </text:span><text:span text:style-name="T3">“Actionness Ranking with Lattice Conditional Ordinal Random Fields”</text:span>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office:value-type="string">
            <text:p>18<text:span text:style-name="T1">th</text:span> May</text:p>
          </table:table-cell>
          <table:table-cell office:value-type="string">
            <text:p>Presentation (1<text:span text:style-name="T1">st</text:span> half): Applicability of CRFs and RNNs to project, using CRFs/RNNs together, programming thus/far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office:value-type="string">
            <text:p>19<text:span text:style-name="T1">th</text:span> May</text:p>
          </table:table-cell>
          <table:table-cell office:value-type="string">
            <text:p>Paper review + type: “Co-Occurrence Feature Learning for Skeleton Based AR using Regularized DLSTM Networks”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office:value-type="string">
            <text:p>19<text:span text:style-name="T1">th</text:span> May</text:p>
          </table:table-cell>
          <table:table-cell office:value-type="string">
            <text:p>Presentation (2<text:span text:style-name="T1">nd</text:span> half): Immediate next steps (over next 2 weeks), further project direction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 table:number-rows-repeated="9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" office:value-type="string">
            <text:p>Programming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Implement basic CRF model with .csv output file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" office:value-type="string">
            <text:p>Paper Reviews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/>
          <table:table-cell office:value-type="string">
            <text:p>Paper review + type: “Deep Convolutional and LSTM Recurrent NNs for Multimodal Wearable AR”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/>
          <table:table-cell table:style-name="ce3" office:value-type="string">
            <text:p><text:span text:style-name="T2">Paper review + type: </text:span><text:span text:style-name="T3">“Conditional Random People: Tracking Humans with CRFs and Grid Filters”</text:span>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/>
          <table:table-cell table:style-name="ce3" office:value-type="string">
            <text:p><text:span text:style-name="T2">Paper review + type: </text:span><text:span text:style-name="T3">“Conditional Models for Contextual Human Motion Recognition”</text:span>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Paper review: “Sequential Deep Learning for Human Action Recognition”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/>
          <table:table-cell office:value-type="string">
            <text:p>Paper review: “Online Detection and Classification of Dynamic Hand Gestures with Recurrent 3D CNNs”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Paper review: “HAR and Pattern Discovery”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/>
          <table:table-cell table:style-name="ce3" office:value-type="string">
            <text:p><text:span text:style-name="T2">Paper review: </text:span><text:span text:style-name="T3">“A Comprehensive Study of Activity Recognition Using Accelerometers”</text:span>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Paper review: “An Analysis of Single-Layer Networks in Unsupervised Feature Learning'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Paper review: “Simultaneous Feature Learning and Hash Coding with Deep Neural Networks”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/>
          <table:table-cell office:value-type="string">
            <text:p>Paper review: “Discriminative Unsupervised Feature Learning with CNNs”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Write 2-3 preliminary pages of report on background research and tasks undertaken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/>
          <table:table-cell office:value-type="string">
            <text:p>Type up and organize notes from papers (separate sections for CRF/RNN/feature learn, etc)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URL link review: “Lecture 13: Variational Inference: Mean Field Approximation”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/>
          <table:table-cell office:value-type="string">
            <text:p>Read and take notes from 'Sequence Modeling: Recurrent and Recursive Nets'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" office:value-type="string">
            <text:p>Other Project Stuff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/>
          <table:table-cell office:value-type="string">
            <text:p>Literature review (1<text:span text:style-name="T1">st</text:span> half): summary of CRFs, summary of RNNs, how they can be used together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/>
          <table:table-cell office:value-type="string">
            <text:p>Literature review (2<text:span text:style-name="T1">nd</text:span> half): how CRFs/RNNs are adapted to HAR, some pros/cons of each model</text:p>
          </table:table-cell>
          <table:table-cell table:number-columns-repeated="3"/>
          <table:table-cell table:style-name="Default"/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16/05/2019</text:date>, <text:time>14:2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0:55:19.76</meta:creation-date>
    <dc:date>2019-05-16T14:22:13.03</dc:date>
    <meta:editing-duration>PT19H1M8S</meta:editing-duration>
    <meta:editing-cycles>94</meta:editing-cycles>
    <meta:generator>OpenOffice/4.1.5$Win32 OpenOffice.org_project/415m1$Build-9789</meta:generator>
    <meta:document-statistic meta:table-count="3" meta:cell-count="411" meta:object-count="0"/>
  </office:meta>
</office:document-meta>
</file>